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officeooo:rsid="047da547"/>
    </style:style>
    <style:style style:name="T1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style:font-size-asian="12pt" style:font-size-complex="12pt"/>
    </style:style>
    <style:style style:name="T215" style:family="text">
      <style:text-properties style:use-window-font-color="true" loext:opacity="0%" style:font-name="Liberation Sans" officeooo:rsid="0efd8e5c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officeooo:rsid="04473353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officeooo:rsid="0aace3cd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officeooo:rsid="0f0ca65a"/>
    </style:style>
    <style:style style:name="T245" style:family="text">
      <style:text-properties officeooo:rsid="0f95a7a0"/>
    </style:style>
    <style:style style:name="T246" style:family="text">
      <style:text-properties officeooo:rsid="0f8f58bd"/>
    </style:style>
    <style:style style:name="T247" style:family="text">
      <style:text-properties style:text-underline-style="none"/>
    </style:style>
    <style:style style:name="T248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29">D</text:span><text:span text:style-name="T222">eze </text:span><text:span text:style-name="Strong_20_Emphasis"><text:span text:style-name="T233"><text:user-field-get text:name="Distro">Ubuntu</text:user-field-get></text:span></text:span><text:span text:style-name="T224"><text:s/></text:span><text:span text:style-name="T234"><text:user-field-get text:name="Version">24.04</text:user-field-get></text:span><text:span text:style-name="T234"><text:s/>Server</text:span><text:span text:style-name="T222"> (codenaam </text:span><text:span text:style-name="T230">noble</text:span><text:span text:style-name="T222">) van april</text:span><text:span text:style-name="T225"> </text:span><text:span text:style-name="Strong_20_Emphasis"><text:span text:style-name="T235"><text:user-field-get text:name="Releaseyear">2024</text:user-field-get></text:span></text:span><text:span text:style-name="T226"><text:s/></text:span><text:span text:style-name="T229">is een zogenaamde </text:span><text:span text:style-name="T222">LTS-</text:span><text:span text:style-name="T229">versie</text:span><text:span text:style-name="T222"> </text:span><text:span text:style-name="T229">(</text:span><text:span text:style-name="T222">staat voor Long-Term Support, </text:span><text:span text:style-name="T223">langetermijnondersteuning</text:span><text:span text:style-name="T229">)</text:span><text:span text:style-name="T223"> </text:span><text:span text:style-name="T231">en</text:span><text:span text:style-name="T226"> </text:span><text:span text:style-name="T222">wordt gedurende 5 jaar ondersteund tot april 202</text:span><text:span text:style-name="T230">9</text:span><text:span text:style-name="T222">, en met een </text:span><text:span text:style-name="T227">gratis persoonlijk </text:span><text:span text:style-name="T222">Ubuntu </text:span><text:span text:style-name="T228">P</text:span><text:span text:style-name="T222">ro-abonnement gedurende 1</text:span><text:span text:style-name="T232">0</text:span><text:span text:style-name="T222"> jaar tot april 203</text:span><text:span text:style-name="T230">4</text:span><text:span text:style-name="T222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4">ONDERSTREEPTE</text:span></text:span><text:span text:style-name="T1"> </text:span><text:span text:style-name="T16">woorden</text:span><text:span text:style-name="T15"> het</text:span><text:span text:style-name="Strong_20_Emphasis"><text:span text:style-name="T164"> </text:span></text:span><text:span text:style-name="Strong_20_Emphasis"><text:span text:style-name="T165">tekstvak</text:span></text:span><text:span text:style-name="T16"> </text:span><text:span text:style-name="T19">in,</text:span><text:span text:style-name="T16"> </text:span><text:span text:style-name="T178">zie </text:span><text:span text:style-name="T215">[</text:span><text:span text:style-name="T178">toelichting</text:span><text:span text:style-name="T215">]</text:span><text:span text:style-name="T16">:</text:span></text:p>
      <text:p text:style-name="P1"><text:span text:style-name="Definition"><text:span text:style-name="T23">GEBRUIKER</text:span></text:span><text:span text:style-name="T186"><text:tab/><text:tab/></text:span><text:span text:style-name="T214"> <text:tab/><text:tab/></text:span><text:span text:style-name="T187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7"><text:tab/> <text:s text:c="2"/></text:span><text:span text:style-name="T188">[</text:span><text:span text:style-name="T189">N</text:span><text:span text:style-name="T181">aam, bijv. </text:span><text:span text:style-name="T182">J</text:span><text:span text:style-name="T212">a</text:span><text:span text:style-name="T182">n </text:span><text:span text:style-name="T212">Jansen</text:span><text:span text:style-name="T213">]</text:span></text:p>
      <text:p text:style-name="P59"><text:span text:style-name="Definition"><text:span text:style-name="T180">g</text:span></text:span><text:span text:style-name="Definition">ebruikersnaam</text:span><text:span text:style-name="Definition"><text:span text:style-name="T247"><text:tab/></text:span></text:span><text:span text:style-name="T179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9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8">server</text:span></text:span><text:span text:style-name="Definition">NAAM</text:span><text:span text:style-name="T191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6">[</text:span><text:span text:style-name="T197">N</text:span><text:span text:style-name="T192">aam van de </text:span><text:span text:style-name="T199">server</text:span><text:span text:style-name="T193">, </text:span><text:span text:style-name="T194">bijv. </text:span><text:span text:style-name="T198">sv</text:span><text:span text:style-name="T195">02</text:span><text:span text:style-name="T196">]</text:span></text:p>
      <text:p text:style-name="P1"><text:span text:style-name="Definition"><text:span text:style-name="T201">GEBRUIKER</text:span></text:span><text:span text:style-name="Definition"><text:span text:style-name="T206"><text:tab/></text:span></text:span><text:span text:style-name="T200"><text:tab/></text:span><text:span text:style-name="T214"> <text:tab/><text:tab/></text:span><text:span text:style-name="T187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7"><text:tab/> <text:s text:c="2"/></text:span><text:span text:style-name="T188">[</text:span><text:span text:style-name="T190">N</text:span><text:span text:style-name="T181">aam </text:span><text:span text:style-name="T185">evt. 2</text:span><text:span text:style-name="T216">e</text:span><text:span text:style-name="T183"> gebruiker</text:span><text:span text:style-name="T184">]</text:span></text:p>
      <text:p text:style-name="P59"><text:span text:style-name="Definition"><text:span text:style-name="T201">GEBRUIKERSN</text:span></text:span><text:span text:style-name="Definition"><text:span text:style-name="T202">aa</text:span></text:span><text:span text:style-name="Definition"><text:span text:style-name="T201">M</text:span></text:span><text:span text:style-name="Definition"><text:span text:style-name="T206"><text:tab/></text:span></text:span><text:span text:style-name="T179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9"><text:tab/> <text:s text:c="2"/></text:span><text:span text:style-name="T204">[</text:span><text:span text:style-name="T205">K</text:span><text:span text:style-name="T203">orte naam</text:span><text:span text:style-name="T207"> </text:span><text:span text:style-name="T208">e</text:span><text:span text:style-name="T209">vt. 2</text:span><text:span text:style-name="T217">e</text:span><text:span text:style-name="T209"> </text:span><text:span text:style-name="T210">gebruiker</text:span><text:span text:style-name="T211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7">Nog niet op Linux?</text:span><text:span text:style-name="T139"><text:tab/></text:span><text:span text:style-name="T143">G</text:span><text:span text:style-name="T140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8">Linux</text:span><text:span text:style-name="T134">.</text:span></text:p>
      <text:p text:style-name="P2"><text:span text:style-name="T145">Nieuwe installatie?</text:span><text:span text:style-name="T134"><text:tab/></text:span><text:span text:style-name="T143">B</text:span><text:span text:style-name="T134">egin bij hoofdstuk </text:span><text:span text:style-name="T145"><text:bookmark-ref text:reference-format="page" text:ref-name="__RefNumPara__4009_1271708128">2</text:bookmark-ref></text:span><text:span text:style-name="T134"><text:s text:c="2"/></text:span><text:span text:style-name="T146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2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9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3">Start de computer op vanaf</text:span><text:span text:style-name="T153"><text:note text:id="ftn3" text:note-class="footnote"><text:note-citation>1</text:note-citation><text:note-body><text:p text:style-name="P58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3"> </text:span><text:span text:style-name="T156">een </text:span><text:span text:style-name="Strong_20_Emphasis"><text:span text:style-name="T126"><text:user-field-get text:name="Distro">Ubuntu</text:user-field-get></text:span></text:span><text:span text:style-name="T152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7"><text:span text:style-name="T218">Vanaf een </text:span><text:span text:style-name="T245">L</text:span><text:span text:style-name="T218">ive </text:span><text:span text:style-name="T246">USB</text:span><text:span text:style-name="T221">-stick</text:span><text:span text:style-name="T21"> </text:span><text:span text:style-name="T218">kunt u opstarten en </text:span><text:span text:style-name="T17">met 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T218">werken zonder enige bestanden op de harde schijf te wijzigen en maakt ook installatie van 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T218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3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20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9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4">Kies</text:span><text:span text:style-name="T155"> </text:span><text:span text:style-name="T157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5">Bij</text:span><text:span text:style-name="T167"> </text:span><text:span text:style-name="Strong_20_Emphasis"><text:span text:style-name="T173">Profile setup</text:span></text:span><text:span text:style-name="T16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2">V</text:span><text:span text:style-name="T168">ul </text:span><text:span text:style-name="T169">in </text:span><text:span text:style-name="Strong_20_Emphasis"><text:span text:style-name="T173">Your</text:span></text:span><text:span text:style-name="Strong_20_Emphasis"><text:span text:style-name="T170"> n</text:span></text:span><text:span text:style-name="Strong_20_Emphasis"><text:span text:style-name="T171">a</text:span></text:span><text:span text:style-name="Strong_20_Emphasis"><text:span text:style-name="T173">me</text:span></text:span><text:span text:style-name="Strong_20_Emphasis"><text:span text:style-name="T160"> </text:span></text:span><text:span text:style-name="Definition"><text:span text:style-name="T4">gebruiker</text:span></text:span><text:span text:style-name="Strong_20_Emphasis"><text:span text:style-name="T161">, <text:line-break/></text:span></text:span><text:span text:style-name="Strong_20_Emphasis"><text:span text:style-name="T173">Your server</text:span></text:span><text:span text:style-name="Strong_20_Emphasis"><text:span text:style-name="T176">'</text:span></text:span><text:span text:style-name="Strong_20_Emphasis"><text:span text:style-name="T177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0">,<text:line-break/></text:span></text:span><text:span text:style-name="Strong_20_Emphasis"><text:span text:style-name="T174">Pick a username</text:span></text:span><text:span text:style-name="Strong_20_Emphasis"><text:span text:style-name="T160"> </text:span></text:span><text:span text:style-name="Definition"><text:span text:style-name="T4">gebruikersnaam</text:span></text:span><text:span text:style-name="Strong_20_Emphasis"><text:span text:style-name="T160">, </text:span></text:span><text:span text:style-name="Strong_20_Emphasis"><text:span text:style-name="T163">en</text:span></text:span><text:span text:style-name="Strong_20_Emphasis"><text:span text:style-name="T160"><text:line-break/></text:span></text:span><text:span text:style-name="Strong_20_Emphasis"><text:span text:style-name="T162">g</text:span></text:span><text:span text:style-name="Strong_20_Emphasis"><text:span text:style-name="T159">eef tweemaal een </text:span></text:span><text:span text:style-name="Strong_20_Emphasis"><text:span text:style-name="T166">wachtwoord</text:span></text:span><text:span text:style-name="Strong_20_Emphasis"><text:span text:style-name="T159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3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3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9">.</text:span></text:span></text:p>
          <text:p text:style-name="P71"><text:span text:style-name="Emphasis"><text:span text:style-name="T241">Licentie </text:span></text:span><text:span text:style-name="Emphasis"><text:span text:style-name="T239">C</text:span></text:span><text:span text:style-name="Emphasis"><text:span text:style-name="T240">C0</text:span></text:span><text:span text:style-name="Emphasis"><text:span text:style-name="T239"> 1.0 </text:span></text:span><text:span text:style-name="Emphasis"><text:span text:style-name="T23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6"><text:s/></text:span></text:span><text:span text:style-name="Emphasis"><text:span text:style-name="T23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7-22T15:50:33.089261502">22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50:32.953978128</dc:date>
    <meta:keyword>Installatie</meta:keyword>
    <meta:keyword>Checklist</meta:keyword>
    <meta:keyword>Linux</meta:keyword>
    <meta:editing-cycles>6872</meta:editing-cycles>
    <meta:editing-duration>P12DT6H43M15S</meta:editing-duration>
    <dc:creator>Karel Zimmer</dc:creator>
    <meta:document-statistic meta:table-count="4" meta:image-count="2" meta:object-count="0" meta:page-count="4" meta:paragraph-count="64" meta:word-count="367" meta:character-count="2574" meta:non-whitespace-character-count="2223"/>
    <meta:user-defined meta:name="Info 1"/>
    <meta:user-defined meta:name="Info 2"/>
    <meta:user-defined meta:name="Info 3"/>
    <meta:user-defined meta:name="Info 4"/>
  </office:meta>
</office:document-meta>
</file>